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56" calcext:value-type="float">
            <text:p>756</text:p>
          </table:table-cell>
          <table:table-cell table:style-name="ce7" table:formula="of:=COUNTIF([.B7:.B999];&quot;X&quot;)" office:value-type="float" office:value="643" calcext:value-type="float">
            <text:p>64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6" calcext:value-type="float">
            <text:p>86</text:p>
          </table:table-cell>
          <table:table-cell table:style-name="ce25" table:formula="of:=SUM([.B2:.F2])" office:value-type="float" office:value="803" calcext:value-type="float">
            <text:p>8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9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7">00/00/0000</text:date>, <text:time style:data-style-name="N2" text:time-value="16:57:07.06696827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1-07T16:57:31.233385462</dc:date>
    <meta:editing-duration>PT21H40M4S</meta:editing-duration>
    <meta:editing-cycles>744</meta:editing-cycles>
    <meta:document-statistic meta:table-count="1" meta:cell-count="4546" meta:object-count="0"/>
  </office:meta>
</office:document-meta>
</file>